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ras de nomeação de variáveis</text:h>
      <text:p text:style-name="Text_20_body">Na linguagem PHP existem algumas regras para definição do nome de variáveis:</text:p>
      <text:list xml:id="list2828248578" text:style-name="L1">
        <text:list-item>
          <text:p text:style-name="P2">Os nomes de variáveis sempre começam com o caractere <text:span text:style-name="Strong_20_Emphasis">$</text:span> (cifrão). Exemplo: <text:span text:style-name="Strong_20_Emphasis">$idade</text:span> </text:p>
        </text:list-item>
        <text:list-item>
          <text:p text:style-name="P2">São sensíveis à letra, ou seja, <text:span text:style-name="Strong_20_Emphasis">$Valor</text:span> é diferente de <text:span text:style-name="Strong_20_Emphasis">$valor</text:span>. </text:p>
        </text:list-item>
        <text:list-item>
          <text:p text:style-name="P2">Um nome de variável válido deve iniciar com um <text:span text:style-name="Strong_20_Emphasis">sublinhado </text:span>OU uma <text:span text:style-name="Strong_20_Emphasis">letra</text:span>, nunca deve ser iniciado com um número ou caractere especial. </text:p>
        </text:list-item>
        <text:list-item>
          <text:p text:style-name="P2">Seguindo as regras acima, são válidos caracteres de <text:span text:style-name="Strong_20_Emphasis">a-z</text:span>, <text:span text:style-name="Strong_20_Emphasis">números </text:span>e caracteres das tabelas <text:span text:style-name="Strong_20_Emphasis">ASCII de 128 a 255</text:span>. </text:p>
        </text:list-item>
        <text:list-item>
          <text:p text:style-name="P1"><text:span text:style-name="Strong_20_Emphasis">$this</text:span> é uma variável especial da linguagem e não pode ser atribuída. Você a entenderá nos próximos cursos quando estudar Orientação a Objetos. </text:p>
        </text:list-item>
      </text:list>
      <text:p text:style-name="Text_20_body">Outro detalhe bem importante quanto ao nome das variáveis é o significado. Ao invés de declarar variáveis com nomes genéricos como no exemplo abaixo:</text:p>
      <text:section text:style-name="Sect1" text:name="417d3ecb-d31d-41aa-8527-c35af99f13a4">
        <text:p text:style-name="Text_20_body">$a1 = "Elton";</text:p>
        <text:p text:style-name="Text_20_body">$a2 = "Fonseca";</text:p>
        <text:p text:style-name="Text_20_body">$a3 = 28;</text:p>
      </text:section>
      <text:section text:style-name="Sect1" text:name="Section1">
        <text:p text:style-name="Text_20_body"><text:bookmark text:name="417d3ecb-d31d-41aa-8527-c35af99f13a4"/></text:p>
      </text:section>
      <text:p text:style-name="Text_20_body">PHP</text:p>
      <text:p text:style-name="Text_20_body">Devemos sempre declarar nomes de variáveis que façam sentido ao contexto de desenvolvimento, por exemplo:</text:p>
      <text:section text:style-name="Sect1" text:name="aa67daa0-2e52-4d52-86f9-870aed8511e3">
        <text:p text:style-name="Text_20_body">$nome = "Elton";</text:p>
        <text:p text:style-name="Text_20_body">$sobrenome = "Fonseca";</text:p>
        <text:p text:style-name="Text_20_body">$idade = 28;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1:12:40.316153760</meta:creation-date>
    <dc:date>2023-08-16T11:14:55.070081841</dc:date>
    <meta:editing-duration>PT2M15S</meta:editing-duration>
    <meta:editing-cycles>1</meta:editing-cycles>
    <meta:document-statistic meta:table-count="0" meta:image-count="0" meta:object-count="0" meta:page-count="1" meta:paragraph-count="16" meta:word-count="169" meta:character-count="988" meta:non-whitespace-character-count="835"/>
    <meta:generator>LibreOffice/7.3.7.2$Linux_X86_64 LibreOffice_project/30$Build-2</meta:generator>
  </office:meta>
</office:document-meta>
</file>